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389d" officeooo:paragraph-rsid="0018389d"/>
    </style:style>
    <style:style style:name="P2" style:family="paragraph" style:parent-style-name="Standard">
      <style:text-properties officeooo:rsid="00116046" officeooo:paragraph-rsid="00116046"/>
    </style:style>
    <style:style style:name="P3" style:family="paragraph" style:parent-style-name="Standard">
      <style:text-properties officeooo:rsid="001295c0" officeooo:paragraph-rsid="001295c0"/>
    </style:style>
    <style:style style:name="T1" style:family="text">
      <style:text-properties text:display="none"/>
    </style:style>
    <style:style style:name="T2" style:family="text">
      <style:text-properties officeooo:rsid="001295c0"/>
    </style:style>
  </office:automatic-styles>
  <office:body>
    <office:text>
      <text:tracked-changes>
        <text:changed-region xml:id="ct291126208" text:id="ct291126208">
          <text:deletion>
            <office:change-info>
              <dc:creator>Unknown Author</dc:creator>
              <dc:date>2024-07-09T12:09:08</dc:date>
            </office:change-info>
            <text:p text:style-name="P2"><text:span text:style-name="T1">Hello</text:span> wor<text:span text:style-name="T2">l</text:span></text:p>
          </text:deletion>
        </text:changed-region>
        <text:changed-region xml:id="ct291126592" text:id="ct291126592">
          <text:deletion>
            <office:change-info>
              <dc:creator>Unknown Author</dc:creator>
              <dc:date>2024-07-09T12:08:43</dc:date>
              <text:p>Comment deleted</text:p>
              <text:p/>
            </office:change-info>
            <text:p text:style-name="P2"><text:span text:style-name="T2"><office:annotation loext:resolved="true"><dc:creator>bb aaa</dc:creator><dc:date>2023-09-27T23:59:28.035537638</dc:date><meta:creator-initials>ab</meta:creator-initials><text:p text:style-name="Comment">Note</text:p></office:annotation></text:span></text:p>
          </text:deletion>
        </text:changed-region>
        <text:changed-region xml:id="ct291128688" text:id="ct291128688">
          <text:deletion>
            <office:change-info>
              <dc:creator>Unknown Author</dc:creator>
              <dc:date>2024-07-09T12:09:08</dc:date>
            </office:change-info>
            <text:p text:style-name="P2"><text:span text:style-name="T2">d</text:span></text:p>
          </text:deletion>
        </text:changed-region>
        <text:changed-region xml:id="ct291129152" text:id="ct291129152">
          <text:deletion>
            <office:change-info>
              <dc:creator>Unknown Author</dc:creator>
              <dc:date>2024-07-09T12:09:08</dc:date>
            </office:change-info>
            <text:p text:style-name="P2"/>
            <text:p text:style-name="P3">Hi there</text:p>
          </text:deletion>
          <text:insertion>
            <office:change-info>
              <dc:creator>bb aaa</dc:creator>
              <dc:date>2023-09-28T00:00:33</dc:date>
            </office:change-info>
          </text:insertion>
        </text:changed-region>
        <text:changed-region xml:id="ct291129712" text:id="ct291129712">
          <text:deletion>
            <office:change-info>
              <dc:creator>Unknown Author</dc:creator>
              <dc:date>2024-07-09T12:09:21</dc:date>
            </office:change-info>
            <text:p text:style-name="P3"/>
            <text:p text:style-name="P1">How to hide information<text:hidden-paragraph text:condition="ooow:"/></text:p>
          </text:deletion>
        </text:changed-region>
        <text:changed-region xml:id="ct291130128" text:id="ct291130128">
          <text:deletion>
            <office:change-info>
              <dc:creator>Unknown Author</dc:creator>
              <dc:date>2024-07-09T12:09:21</dc:date>
            </office:change-info>
            <text:p text:style-name="P1"><text:hidden-text text:condition="ooow:1=1" text:string-value="LibreOffice"/></text:p>
          </text:deletion>
          <text:insertion>
            <office:change-info>
              <dc:creator>bb aaa</dc:creator>
              <dc:date>2023-09-28T00:42:5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 text:change-id="ct291126208"/><text:change text:change-id="ct291126592"/><text:change text:change-id="ct291128688"/><text:change text:change-id="ct291129152"/><text:change text:change-id="ct291129712"/><text:change text:change-id="ct2911301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b aaa</meta:initial-creator>
    <meta:creation-date>2023-09-27T23:56:37.524854642</meta:creation-date>
    <dc:date>2024-07-09T12:09:35.033426330</dc:date>
    <meta:editing-duration>PT39M10S</meta:editing-duration>
    <meta:editing-cycles>9</meta:editing-cycles>
    <meta:generator>LibreOfficeDev/25.2.0.0.alpha0$Linux_X86_64 LibreOffice_project/81f2185c111b7d8154a2de128d490a0a9e822f19</meta:generator>
    <dc:title>hello world</dc:title>
    <meta:printed-by>bb aaa</meta:printed-by>
    <meta:print-date>2023-09-27T23:58:45.719357799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Second version" VL:creator="bb aaa" dc:date-time="2023-09-28T00:22:46"/>
  <VL:version-entry VL:title="Version2" VL:comment="Third version&#10;" VL:creator="bb aaa" dc:date-time="2023-09-28T00:24:19"/>
  <VL:version-entry VL:title="Version3" VL:comment="Fourth version" VL:creator="bb aaa" dc:date-time="2023-09-28T00:44:46"/>
</VL:version-list>
</file>